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 style:protect="siz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svg:stroke-color="#000000" svg:stroke-opacity="100%" draw:fill="none" draw:fill-color="#ffffff" draw:opacity="42%" draw:textarea-horizontal-align="justify" draw:textarea-vertical-align="middle" draw:auto-grow-height="false" fo:min-height="0.379cm" fo:min-width="0.938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6cm" fo:min-width="0cm"/>
    </style:style>
    <style:style style:name="gr5" style:family="graphic" style:parent-style-name="standard">
      <style:graphic-properties svg:stroke-color="#000000" svg:stroke-opacity="100%" draw:fill="none" draw:fill-color="#ffffff" draw:opacity="42%" draw:textarea-horizontal-align="justify" draw:textarea-vertical-align="middle" draw:auto-grow-height="false" fo:min-height="0.29cm" fo:min-width="1.027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9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163cm" fo:min-width="1.65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1.151cm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0.957cm" fo:min-width="1.786cm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0.512cm" fo:min-width="0.77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0.703cm" fo:min-width="1.786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2.036cm" fo:min-width="4.4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1cm" fo:min-width="0.6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15cm" fo:min-width="0.85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897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 draw:opacity="42%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2cm" svg:height="2.032cm" svg:x="9.001cm" svg:y="3.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2" draw:layer="layout" svg:x1="10.017cm" svg:y1="2.143cm" svg:x2="10.017cm" svg:y2="3.413cm">
          <text:p/>
        </draw:line>
        <draw:custom-shape draw:style-name="gr3" draw:text-style-name="P3" draw:layer="layout" svg:width="2.032cm" svg:height="0.889cm" svg:x="9.001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72cm" svg:height="1.316cm" svg:x="9.075cm" svg:y="1.254cm">
          <draw:text-box>
            <text:p><text:span text:style-name="T1"><text:s text:c="2"/></text:span><text:span text:style-name="T1">Начало</text:span></text:p>
            <text:p><text:span text:style-name="T1">программы</text:span></text:p>
          </draw:text-box>
        </draw:frame>
        <draw:custom-shape draw:style-name="gr5" draw:text-style-name="P3" draw:layer="layout" svg:width="2.159cm" svg:height="0.762cm" svg:x="14.308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286cm" svg:height="0.889cm" svg:x="14.435cm" svg:y="9.684cm">
          <draw:text-box>
            <text:p><text:span text:style-name="T2">Останов</text:span></text:p>
          </draw:text-box>
        </draw:frame>
        <draw:frame draw:style-name="gr7" draw:text-style-name="P6" draw:layer="layout" svg:width="1.397cm" svg:height="0.762cm" svg:x="12.403cm" svg:y="9.303cm">
          <draw:text-box>
            <text:p><text:span text:style-name="T3">НЕТ</text:span></text:p>
          </draw:text-box>
        </draw:frame>
        <draw:frame draw:style-name="gr1" draw:text-style-name="P1" draw:layer="layout" svg:width="1.524cm" svg:height="0.762cm" svg:x="9.255cm" svg:y="7.2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7" draw:layer="layout" svg:width="2.159cm" svg:height="2.413cm" svg:x="8.874cm" svg:y="3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1.651cm" svg:height="0.889cm" svg:x="9.128cm" svg:y="7.2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572cm" svg:height="2.413cm" svg:x="7.731cm" svg:y="8.87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3.302cm" svg:height="0.762cm" svg:x="8.366cm" svg:y="9.76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1" draw:text-style-name="P8" xml:id="id1" draw:id="id1" draw:layer="layout" svg:width="2.54cm" svg:height="1.524cm" svg:x="8.747cm" svg:y="13.57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1.397cm" svg:height="0.889cm" svg:x="9.385cm" svg:y="13.86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2" draw:text-style-name="P8" xml:id="id3" draw:id="id3" draw:layer="layout" svg:width="4.572cm" svg:height="1.905cm" svg:x="7.731cm" svg:y="17.6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3.048cm" svg:height="1.016cm" svg:x="8.62cm" svg:y="18.0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4.572cm" svg:height="2.032cm" svg:x="7.599cm" svg:y="23.22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3" draw:text-style-name="P7" xml:id="id4" draw:id="id4" draw:layer="layout" svg:width="4.958cm" svg:height="2.286cm" svg:x="7.472cm" svg:y="23.098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143cm" svg:height="0.821cm" svg:x="10.017cm" svg:y="11.482cm">
          <draw:text-box>
            <text:p><text:span text:style-name="T3">ДА</text:span></text:p>
          </draw:text-box>
        </draw:frame>
        <draw:frame draw:style-name="gr15" draw:text-style-name="P9" draw:layer="layout" svg:width="1.357cm" svg:height="6.665cm" svg:x="38.018cm" svg:y="25.715cm">
          <draw:text-box>
            <text:p>ДА</text:p>
          </draw:text-box>
        </draw:frame>
        <draw:line draw:style-name="gr16" draw:text-style-name="P10" draw:layer="layout" svg:x1="10.017cm" svg:y1="5.826cm" svg:x2="10.017cm" svg:y2="7.223cm">
          <text:p/>
        </draw:line>
        <draw:line draw:style-name="gr16" draw:text-style-name="P10" draw:layer="layout" svg:x1="10.017cm" svg:y1="8.112cm" svg:x2="10.017cm" svg:y2="9.001cm">
          <text:p/>
        </draw:line>
        <draw:line draw:style-name="gr16" draw:text-style-name="P10" draw:layer="layout" svg:x1="12.276cm" svg:y1="10.065cm" svg:x2="14.308cm" svg:y2="10.065cm">
          <text:p/>
        </draw:line>
        <draw:line draw:style-name="gr16" draw:text-style-name="P10" draw:layer="layout" svg:x1="10.017cm" svg:y1="11.287cm" svg:x2="10.017cm" svg:y2="13.573cm">
          <text:p/>
        </draw:line>
        <draw:line draw:style-name="gr16" draw:text-style-name="P10" draw:layer="layout" svg:x1="10.017cm" svg:y1="15.097cm" svg:x2="10.017cm" svg:y2="17.637cm">
          <text:p/>
        </draw:line>
        <draw:line draw:style-name="gr16" draw:text-style-name="P10" draw:layer="layout" svg:x1="10.017cm" svg:y1="19.542cm" svg:x2="10.017cm" svg:y2="23.098cm">
          <text:p/>
        </draw:line>
        <draw:connector draw:style-name="gr16" draw:text-style-name="P10" draw:layer="layout" draw:line-skew="-1.785cm" svg:x1="8.747cm" svg:y1="14.335cm" svg:x2="9.128cm" svg:y2="7.667cm" draw:start-shape="id1" draw:start-glue-point="5" draw:end-shape="id2" draw:end-glue-point="3" svg:d="M8747 14335h-2286v-6668h2667" svg:viewBox="0 0 2668 6669">
          <text:p/>
        </draw:connector>
        <draw:connector draw:style-name="gr16" draw:text-style-name="P10" draw:layer="layout" draw:line-skew="-0.769cm" svg:x1="7.731cm" svg:y1="18.59cm" svg:x2="9.128cm" svg:y2="7.667cm" draw:start-shape="id3" draw:start-glue-point="5" draw:end-shape="id2" draw:end-glue-point="3" svg:d="M7731 18590h-1270v-10923h2667" svg:viewBox="0 0 2668 10924">
          <text:p/>
        </draw:connector>
        <draw:frame draw:style-name="gr14" draw:text-style-name="P6" draw:layer="layout" svg:width="1.143cm" svg:height="0.821cm" svg:x="10.017cm" svg:y="15.8cm">
          <draw:text-box>
            <text:p><text:span text:style-name="T3">ДА</text:span></text:p>
          </draw:text-box>
        </draw:frame>
        <draw:frame draw:style-name="gr14" draw:text-style-name="P6" draw:layer="layout" svg:width="1.143cm" svg:height="0.821cm" svg:x="10.017cm" svg:y="21.066cm">
          <draw:text-box>
            <text:p><text:span text:style-name="T3">ДА</text:span></text:p>
          </draw:text-box>
        </draw:frame>
        <draw:frame draw:style-name="gr7" draw:text-style-name="P6" draw:layer="layout" svg:width="1.397cm" svg:height="0.762cm" svg:x="7.35cm" svg:y="13.319cm">
          <draw:text-box>
            <text:p><text:span text:style-name="T3">НЕТ</text:span></text:p>
          </draw:text-box>
        </draw:frame>
        <draw:frame draw:style-name="gr7" draw:text-style-name="P6" draw:layer="layout" svg:width="1.397cm" svg:height="0.762cm" svg:x="6.588cm" svg:y="17.891cm">
          <draw:text-box>
            <text:p><text:span text:style-name="T3">НЕТ</text:span></text:p>
          </draw:text-box>
        </draw:frame>
        <draw:frame draw:style-name="gr17" draw:text-style-name="P6" draw:layer="layout" svg:width="1.397cm" svg:height="0.725cm" svg:x="6.334cm" svg:y="23.516cm">
          <draw:text-box>
            <text:p><text:span text:style-name="T3">НЕТ</text:span></text:p>
          </draw:text-box>
        </draw:frame>
        <draw:connector draw:style-name="gr16" draw:text-style-name="P10" draw:layer="layout" draw:line-skew="-0.51cm" svg:x1="7.472cm" svg:y1="24.241cm" svg:x2="9.128cm" svg:y2="7.667cm" draw:start-shape="id4" draw:start-glue-point="3" draw:end-shape="id2" draw:end-glue-point="3" svg:d="M7472 24241h-1011v-16574h2667" svg:viewBox="0 0 2668 165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111111" draw:marker-start-width="0.2cm" draw:marker-start-center="false" draw:marker-end-width="0.2cm" draw:marker-end-center="false" draw:fill="solid" draw:fill-color="#cfe7f5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9:08:51</meta:creation-date>
    <dc:date>2017-03-28T13:47:56.443053080</dc:date>
    <meta:editing-duration>PT51M9S</meta:editing-duration>
    <meta:editing-cycles>9</meta:editing-cycles>
    <meta:generator>LibreOffice/5.1.6.2$Linux_X86_64 LibreOffice_project/10m0$Build-2</meta:generator>
    <meta:document-statistic meta:object-count="34"/>
  </office:meta>
</office:document-meta>
</file>

<file path=Object 1/content.xml><?xml version="1.0" encoding="utf-8"?>
<math xmlns="http://www.w3.org/1998/Math/MathML" display="block">
  <semantics>
    <mrow>
      <mi>i</mi>
      <mrow>
        <mi mathvariant="normal">:</mi>
        <mo stretchy="false">=</mo>
        <mrow>
          <mi>i</mi>
          <mo stretchy="false">+</mo>
          <mn>1</mn>
        </mrow>
      </mrow>
    </mrow>
    <annotation encoding="StarMath 5.0">i := i + 1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&lt;</mo>
            <mi>N</mi>
          </mrow>
        </mrow>
        <mo fence="true" stretchy="false">)</mo>
      </mrow>
      <mo stretchy="false">∧</mo>
      <mrow>
        <mo fence="true" stretchy="false">(</mo>
        <mrow>
          <mrow>
            <mi>i</mi>
            <mo stretchy="false">&lt;</mo>
            <mrow>
              <mo fence="true" stretchy="false">|</mo>
              <mrow>
                <mi>I</mi>
              </mrow>
              <mo fence="true" stretchy="false">|</mo>
            </mrow>
          </mrow>
        </mrow>
        <mo fence="true" stretchy="false">)</mo>
      </mrow>
    </mrow>
    <annotation encoding="StarMath 5.0">(n &lt; N) and (i &lt; lline I rline)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I</mi>
              <mi mathvariant="italic">topN</mi>
            </msub>
            <mrow>
              <mi mathvariant="normal">:</mi>
              <mo stretchy="false">=</mo>
              <mi mathvariant="normal">∅</mi>
            </mrow>
          </mrow>
        </mtd>
      </mtr>
      <mtr>
        <mtd>
          <mrow>
            <mi>n</mi>
            <mrow>
              <mi mathvariant="normal">:</mi>
              <mo stretchy="false">=</mo>
              <mn>0</mn>
            </mrow>
          </mrow>
        </mtd>
      </mtr>
      <mtr>
        <mtd>
          <mrow>
            <mi>i</mi>
            <mrow>
              <mi mathvariant="normal">:</mi>
              <mo stretchy="false">=</mo>
              <mn>0</mn>
            </mrow>
          </mrow>
        </mtd>
      </mtr>
    </mtable>
    <annotation encoding="StarMath 5.0">I_{topN} := emptyset
newline
n := 0
newline
i := 0</annotation>
  </semantics>
</math>
</file>

<file path=Object 4/content.xml><?xml version="1.0" encoding="utf-8"?>
<math xmlns="http://www.w3.org/1998/Math/MathML" display="block">
  <semantics>
    <mrow>
      <mover accent="true">
        <mi mathvariant="normal">ρ</mi>
        <mo>¯</mo>
      </mover>
      <mrow>
        <mrow>
          <mo fence="true" stretchy="false">(</mo>
          <mrow>
            <mrow>
              <msub>
                <mi>u</mi>
                <mi>a</mi>
              </msub>
              <mi>,</mi>
              <mi>i</mi>
            </mrow>
          </mrow>
          <mo fence="true" stretchy="false">)</mo>
        </mrow>
        <mo stretchy="false">≤</mo>
        <msub>
          <mi mathvariant="normal">ϵ</mi>
          <mn>0</mn>
        </msub>
      </mrow>
    </mrow>
    <annotation encoding="StarMath 5.0">overline{%rho}(u_a, i) &lt;= %epsilon_0</annotation>
  </semantics>
</math>
</file>

<file path=Object 5/content.xml><?xml version="1.0" encoding="utf-8"?>
<math xmlns="http://www.w3.org/1998/Math/MathML" display="block">
  <semantics>
    <mrow>
      <mi>i</mi>
      <mo stretchy="false">∈</mo>
      <msub>
        <mi>I</mi>
        <mn>0</mn>
      </msub>
    </mrow>
    <annotation encoding="StarMath 5.0">i in I_0</annotation>
  </semantics>
</math>
</file>

<file path=Object 6/content.xml><?xml version="1.0" encoding="utf-8"?>
<math xmlns="http://www.w3.org/1998/Math/MathML" display="block">
  <semantics>
    <mtable>
      <mtr>
        <mtd>
          <mrow>
            <mi>n</mi>
            <mrow>
              <mi mathvariant="normal">:</mi>
              <mo stretchy="false">=</mo>
              <mrow>
                <mi>n</mi>
                <mo stretchy="false">+</mo>
                <mn>1</mn>
              </mrow>
            </mrow>
          </mrow>
        </mtd>
      </mtr>
      <mtr>
        <mtd>
          <mrow>
            <msub>
              <mi>I</mi>
              <mi mathvariant="italic">topN</mi>
            </msub>
            <mrow>
              <mi mathvariant="normal">:</mi>
              <mo stretchy="false">=</mo>
              <mrow>
                <msub>
                  <mi>I</mi>
                  <mi mathvariant="italic">topN</mi>
                </msub>
                <mo stretchy="false">∪</mo>
                <mo stretchy="false">{</mo>
              </mrow>
            </mrow>
            <mi>i</mi>
            <mo stretchy="false">}</mo>
          </mrow>
        </mtd>
      </mtr>
    </mtable>
    <annotation encoding="StarMath 5.0">n := n + 1 newline I_{topN} := I_{topN} union \{i\} </annotation>
  </semantics>
</math>
</file>